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"/>
    <style:font-face style:name="Lohit Devanagari1" svg:font-family="'Lohit Devanagari'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998f" officeooo:paragraph-rsid="0018998f"/>
    </style:style>
    <style:style style:name="P2" style:family="paragraph" style:parent-style-name="Standard">
      <style:paragraph-properties fo:text-align="end" style:justify-single-word="false"/>
      <style:text-properties officeooo:rsid="0018998f" officeooo:paragraph-rsid="0018998f"/>
    </style:style>
    <style:style style:name="P3" style:family="paragraph" style:parent-style-name="Standard">
      <style:paragraph-properties fo:text-align="end" style:justify-single-word="false"/>
      <style:text-properties officeooo:rsid="001d9566" officeooo:paragraph-rsid="001d9566"/>
    </style:style>
    <style:style style:name="P4" style:family="paragraph" style:parent-style-name="Standard">
      <style:paragraph-properties fo:text-align="end" style:justify-single-word="false"/>
      <style:text-properties officeooo:rsid="0023e339" officeooo:paragraph-rsid="0023e339"/>
    </style:style>
    <style:style style:name="P5" style:family="paragraph" style:parent-style-name="Standard">
      <style:paragraph-properties fo:text-align="center" style:justify-single-word="false"/>
      <style:text-properties officeooo:rsid="00263616" officeooo:paragraph-rsid="00263616"/>
    </style:style>
    <style:style style:name="P6" style:family="paragraph" style:parent-style-name="Standard">
      <style:text-properties officeooo:rsid="001d9566" officeooo:paragraph-rsid="00263616"/>
    </style:style>
    <style:style style:name="P7" style:family="paragraph" style:parent-style-name="Standard">
      <style:paragraph-properties style:text-autospace="none"/>
      <style:text-properties style:font-name="Arial" fo:font-size="12pt" officeooo:paragraph-rsid="002af912" style:font-name-asian="TimesNewRomanPSMT" style:font-size-asian="12pt" style:font-name-complex="TimesNewRomanPSMT" style:font-size-complex="12pt"/>
    </style:style>
    <style:style style:name="P8" style:family="paragraph" style:parent-style-name="Standard">
      <style:text-properties officeooo:rsid="0018998f" officeooo:paragraph-rsid="002af912"/>
    </style:style>
    <style:style style:name="P9" style:family="paragraph" style:parent-style-name="Standard">
      <style:paragraph-properties fo:margin-left="-1.251cm" fo:margin-right="0cm" fo:text-indent="0cm" style:auto-text-indent="false"/>
      <style:text-properties style:font-name="TimesNewRomanPSMT" fo:font-size="12pt" officeooo:rsid="001d9566" officeooo:paragraph-rsid="00263616" style:font-name-asian="TimesNewRomanPSMT" style:font-size-asian="12pt" style:font-name-complex="TimesNewRomanPSMT" style:font-size-complex="12pt"/>
    </style:style>
    <style:style style:name="P10" style:family="paragraph" style:parent-style-name="Standard">
      <style:paragraph-properties fo:margin-left="-1.251cm" fo:margin-right="0cm" fo:text-indent="0cm" style:auto-text-indent="false" fo:break-before="page"/>
      <style:text-properties style:font-name="TimesNewRomanPSMT" fo:font-size="12pt" officeooo:paragraph-rsid="002af912" style:font-name-asian="TimesNewRomanPSMT" style:font-size-asian="12pt" style:font-name-complex="TimesNewRomanPSM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officeooo:paragraph-rsid="002a3c89" style:font-name-asian="TimesNewRomanPSMT" style:font-size-asian="12pt" style:font-name-complex="TimesNewRomanPSMT" style:font-size-complex="12pt"/>
    </style:style>
    <style:style style:name="P1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Arial" fo:font-size="12pt" officeooo:paragraph-rsid="002af912" style:font-name-asian="TimesNewRomanPSMT" style:font-size-asian="12pt" style:font-name-complex="TimesNewRomanPSMT" style:font-size-complex="12pt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fo:break-before="page" style:text-autospace="none"/>
      <style:text-properties style:font-name="Arial" fo:font-size="12pt" officeooo:paragraph-rsid="002a3c89" style:font-name-asian="TimesNewRomanPSMT" style:font-size-asian="12pt" style:font-name-complex="TimesNewRomanPSMT" style:font-size-complex="12pt"/>
    </style:style>
    <style:style style:name="P14" style:family="paragraph" style:parent-style-name="Standard">
      <style:paragraph-properties fo:break-before="page" style:text-autospace="none"/>
      <style:text-properties style:font-name="Arial" fo:font-size="12pt" officeooo:paragraph-rsid="002af912" style:font-name-asian="TimesNewRomanPSMT" style:font-size-asian="12pt" style:font-name-complex="TimesNewRomanPSMT" style:font-size-complex="12pt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style:font-name="TimesNewRomanPSMT" fo:font-size="12pt" officeooo:rsid="001d9566" officeooo:paragraph-rsid="00267c96" style:font-name-asian="TimesNewRomanPSMT" style:font-size-asian="12pt" style:font-name-complex="TimesNewRomanPSMT" style:font-size-complex="12pt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font-name="Arial" officeooo:paragraph-rsid="00267c96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officeooo:paragraph-rsid="00283f25"/>
    </style:style>
    <style:style style:name="P18" style:family="paragraph" style:parent-style-name="Text_20_body" style:list-style-name="L1">
      <style:paragraph-properties fo:margin-left="0cm" fo:margin-right="0cm" fo:text-indent="0cm" style:auto-text-indent="false"/>
      <style:text-properties officeooo:paragraph-rsid="0029a4f1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officeooo:paragraph-rsid="0029a4f1"/>
    </style:style>
    <style:style style:name="P20" style:family="paragraph" style:parent-style-name="Table_20_Contents">
      <style:paragraph-properties fo:margin-left="-1.251cm" fo:margin-right="0cm" fo:text-indent="0cm" style:auto-text-indent="false"/>
      <style:text-properties style:font-name="TimesNewRomanPSMT" fo:font-size="12pt" officeooo:rsid="001d9566" officeooo:paragraph-rsid="00263616" style:font-name-asian="TimesNewRomanPSMT" style:font-size-asian="12pt" style:font-name-complex="TimesNewRomanPSMT" style:font-size-complex="12pt"/>
    </style:style>
    <style:style style:name="P21" style:family="paragraph" style:parent-style-name="Table_20_Contents">
      <style:paragraph-properties fo:margin-left="-1.251cm" fo:margin-right="0cm" fo:text-align="start" style:justify-single-word="false" fo:text-indent="0cm" style:auto-text-indent="false" style:text-autospace="none"/>
      <style:text-properties style:font-name="TimesNewRomanPSMT" fo:font-size="12pt" officeooo:paragraph-rsid="002af912" style:font-name-asian="TimesNewRomanPSMT" style:font-size-asian="12pt" style:font-name-complex="TimesNewRomanPSMT" style:font-size-complex="12pt"/>
    </style:style>
    <style:style style:name="P22" style:family="paragraph" style:parent-style-name="Table_20_Contents">
      <style:paragraph-properties fo:margin-left="-1.251cm" fo:margin-right="0cm" fo:text-indent="0cm" style:auto-text-indent="false"/>
      <style:text-properties style:font-name="TimesNewRomanPSMT" fo:font-size="12pt" officeooo:paragraph-rsid="002af912" style:font-name-asian="TimesNewRomanPSMT" style:font-size-asian="12pt" style:font-name-complex="TimesNewRomanPSMT" style:font-size-complex="12pt"/>
    </style:style>
    <style:style style:name="P23" style:family="paragraph" style:parent-style-name="Table_20_Contents">
      <style:paragraph-properties fo:margin-left="-1.251cm" fo:margin-right="0cm" fo:text-align="start" style:justify-single-word="false" fo:text-indent="0cm" style:auto-text-indent="false" style:text-autospace="none"/>
      <style:text-properties style:font-name="TimesNewRomanPSMT" fo:font-size="12pt" officeooo:rsid="0018998f" officeooo:paragraph-rsid="002af912" style:font-name-asian="TimesNewRomanPSMT" style:font-size-asian="12pt" style:font-name-complex="TimesNewRomanPSMT" style:font-size-complex="12pt"/>
    </style:style>
    <style:style style:name="P24" style:family="paragraph" style:parent-style-name="Table_20_Contents">
      <style:paragraph-properties fo:margin-left="0cm" fo:margin-right="0cm" fo:text-indent="0cm" style:auto-text-indent="false"/>
      <style:text-properties style:font-name="TimesNewRomanPSMT" fo:font-size="12pt" officeooo:rsid="001d9566" officeooo:paragraph-rsid="00263616" style:font-name-asian="TimesNewRomanPSMT" style:font-size-asian="12pt" style:font-name-complex="TimesNewRomanPSMT" style:font-size-complex="12pt"/>
    </style:style>
    <style:style style:name="P25" style:family="paragraph" style:parent-style-name="Table_20_Contents">
      <style:paragraph-properties fo:margin-left="0cm" fo:margin-right="0cm" fo:text-indent="0cm" style:auto-text-indent="false"/>
      <style:text-properties style:font-name="TimesNewRomanPSMT" fo:font-size="12pt" officeooo:rsid="001d9566" officeooo:paragraph-rsid="00267c96" style:font-name-asian="TimesNewRomanPSMT" style:font-size-asian="12pt" style:font-name-complex="TimesNewRomanPSMT" style:font-size-complex="12pt"/>
    </style:style>
    <style:style style:name="P26" style:family="paragraph" style:parent-style-name="Table_20_Contents">
      <style:paragraph-properties fo:margin-left="0cm" fo:margin-right="0cm" fo:text-indent="0cm" style:auto-text-indent="false"/>
      <style:text-properties fo:color="#000000" style:font-name="TimesNewRomanPSMT" fo:font-size="12pt" officeooo:rsid="001d9566" officeooo:paragraph-rsid="00263616" fo:background-color="transparent" style:font-name-asian="TimesNewRomanPSMT" style:font-size-asian="12pt" style:font-name-complex="TimesNewRomanPSMT" style:font-size-complex="12pt"/>
    </style:style>
    <style:style style:name="P27" style:family="paragraph" style:parent-style-name="Table_20_Contents">
      <style:paragraph-properties fo:margin-left="0cm" fo:margin-right="0cm" fo:text-indent="0cm" style:auto-text-indent="false"/>
      <style:text-properties fo:color="#000000" style:font-name="TimesNewRomanPSMT" fo:font-size="12pt" officeooo:rsid="00263616" officeooo:paragraph-rsid="00263616" fo:background-color="transparent" style:font-name-asian="TimesNewRomanPSMT" style:font-size-asian="12pt" style:font-name-complex="TimesNewRomanPSMT" style:font-size-complex="12pt"/>
    </style:style>
    <style:style style:name="P28" style:family="paragraph" style:parent-style-name="Table_20_Contents">
      <style:paragraph-properties fo:margin-left="0cm" fo:margin-right="0cm" fo:text-indent="0cm" style:auto-text-indent="false" fo:break-before="page"/>
      <style:text-properties style:font-name="TimesNewRomanPSMT" fo:font-size="12pt" officeooo:rsid="001d9566" officeooo:paragraph-rsid="00267c96" style:font-name-asian="TimesNewRomanPSMT" style:font-size-asian="12pt" style:font-name-complex="TimesNewRomanPSMT" style:font-size-complex="12pt"/>
    </style:style>
    <style:style style:name="T1" style:family="text">
      <style:text-properties officeooo:rsid="001d9566"/>
    </style:style>
    <style:style style:name="T2" style:family="text">
      <style:text-properties officeooo:rsid="00243673"/>
    </style:style>
    <style:style style:name="T3" style:family="text">
      <style:text-properties officeooo:rsid="00263616"/>
    </style:style>
    <style:style style:name="T4" style:family="text">
      <style:text-properties style:font-name="Arial"/>
    </style:style>
    <style:style style:name="T5" style:family="text">
      <style:text-properties style:font-name="Arial" officeooo:rsid="00127449"/>
    </style:style>
    <style:style style:name="T6" style:family="text">
      <style:text-properties fo:font-variant="normal" fo:text-transform="none" style:font-name="Arial" fo:letter-spacing="normal"/>
    </style:style>
    <style:style style:name="T7" style:family="text">
      <style:text-properties fo:font-variant="normal" fo:text-transform="none" style:font-name="Arial" fo:letter-spacing="normal" fo:font-style="normal" fo:font-weight="normal"/>
    </style:style>
    <style:style style:name="T8" style:family="text">
      <style:text-properties fo:font-variant="normal" fo:text-transform="none" style:font-name="Arial" fo:letter-spacing="normal" fo:font-style="normal" fo:font-weight="normal" officeooo:rsid="00127449"/>
    </style:style>
    <style:style style:name="T9" style:family="text">
      <style:text-properties fo:font-variant="normal" fo:text-transform="none" style:font-name="Arial" fo:font-size="12pt" fo:letter-spacing="normal" fo:font-style="normal" fo:font-weight="normal" officeooo:rsid="00127449" style:font-name-asian="TimesNewRomanPSMT" style:font-size-asian="12pt" style:font-name-complex="TimesNewRomanPSMT" style:font-size-complex="12pt"/>
    </style:style>
    <style:style style:name="T10" style:family="text">
      <style:text-properties fo:font-variant="normal" fo:text-transform="none" style:font-name="Consolas" fo:letter-spacing="normal" fo:font-style="normal" fo:font-weight="normal"/>
    </style:style>
    <style:style style:name="T11" style:family="text">
      <style:text-properties fo:font-variant="normal" fo:text-transform="none" fo:color="#a52a2a" style:font-name="Consolas" fo:letter-spacing="normal" fo:font-style="normal" fo:font-weight="normal"/>
    </style:style>
    <style:style style:name="T12" style:family="text">
      <style:text-properties fo:font-variant="normal" fo:text-transform="none" fo:color="#0000cd" style:font-name="Consolas" fo:letter-spacing="normal" fo:font-style="normal" fo:font-weight="normal"/>
    </style:style>
    <style:style style:name="T13" style:family="text">
      <style:text-properties fo:font-variant="normal" fo:text-transform="none" fo:letter-spacing="normal" fo:font-style="normal" fo:font-weight="normal" officeooo:rsid="00127449"/>
    </style:style>
    <style:style style:name="T14" style:family="text">
      <style:text-properties fo:font-variant="normal" fo:text-transform="none" fo:letter-spacing="normal" fo:font-style="normal" fo:font-weight="normal" officeooo:rsid="0018998f"/>
    </style:style>
    <text:list-style style:name="L1">
      <text:list-level-style-number text:level="1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29</text:span> de <text:span text:style-name="T3">Noviembre</text:span> 2018</text:p>
      <text:p text:style-name="P2"/>
      <text:p text:style-name="P2">Francisco Javier <text:span text:style-name="T2">Sánchez</text:span> Temprano <text:span text:style-name="T1">#6481</text:span></text:p>
      <text:p text:style-name="P2"/>
      <text:p text:style-name="P4">LMSXI</text:p>
      <text:p text:style-name="P2"/>
      <text:p text:style-name="P2"/>
      <text:p text:style-name="P5">Repaso 1</text:p>
      <text:p text:style-name="P1"/>
      <text:p text:style-name="P20"><text:s text:c="3"/><text:span text:style-name="T4"><text:s text:c="4"/>1- Explica y pon un ejemplo de un documento XML bien formado y válido.</text:span></text:p>
      <text:p text:style-name="P20"><text:span text:style-name="T4"/></text:p>
      <text:p text:style-name="P6">&lt;editoriales&gt;</text:p>
      <text:p text:style-name="P6"><text:tab/>&lt;editorial&gt;</text:p>
      <text:p text:style-name="P6"><text:tab/><text:tab/>&lt;nombre&gt;Editorial &lt;/nombre&gt;</text:p>
      <text:p text:style-name="P6"><text:tab/><text:tab/>&lt;direccion&gt;Calle&lt;/direccion&gt;</text:p>
      <text:p text:style-name="P6"><text:tab/><text:tab/>&lt;email&gt;correo&lt;/email&gt;</text:p>
      <text:p text:style-name="P6"><text:tab/><text:tab/>&lt;pagina&gt;web&lt;/pagina&gt;</text:p>
      <text:p text:style-name="P6"><text:tab/><text:tab/>&lt;telefono&gt;132&lt;/telefono&gt;</text:p>
      <text:p text:style-name="P6"><text:tab/><text:tab/>&lt;fax&gt;321&lt;/fax&gt;</text:p>
      <text:p text:style-name="P6"><text:tab/>&lt;/editorial&gt;</text:p>
      <text:p text:style-name="P6"><text:tab/>&lt;editorial&gt;</text:p>
      <text:p text:style-name="P6"><text:tab/><text:tab/>&lt;nombre&gt;Editorial 2&lt;/nombre&gt;</text:p>
      <text:p text:style-name="P6"><text:tab/><text:tab/>&lt;direccion&gt;Calle&lt;/direccion&gt;</text:p>
      <text:p text:style-name="P6"><text:tab/><text:tab/>&lt;email&gt;correo&lt;/email&gt;</text:p>
      <text:p text:style-name="P6"><text:tab/><text:tab/>&lt;pagina&gt;web&lt;/pagina&gt;</text:p>
      <text:p text:style-name="P6"><text:tab/><text:tab/>&lt;telefono&gt;132&lt;/telefono&gt;</text:p>
      <text:p text:style-name="P6"><text:tab/><text:tab/>&lt;fax&gt;321&lt;/fax&gt;</text:p>
      <text:p text:style-name="P6"><text:tab/>&lt;/editorial&gt;</text:p>
      <text:p text:style-name="P9"><text:span text:style-name="T4"><text:tab/>&lt;/editoriales&gt;</text:span></text:p>
      <text:p text:style-name="P9"><text:span text:style-name="T4"/></text:p>
      <text:p text:style-name="P9"><text:span text:style-name="T4"/></text:p>
      <text:p text:style-name="P26"><text:span text:style-name="T4">2- <text:s/>Entidades predefinidas y no predefinidas.</text:span></text:p>
      <text:p text:style-name="P26"><text:span text:style-name="T4"/></text:p>
      <text:p text:style-name="P26"><text:span text:style-name="T4"/></text:p>
      <text:p text:style-name="P27"><text:span text:style-name="T4">predefinidas</text:span></text:p>
      <text:p text:style-name="P26"><text:span text:style-name="T10">&lt;element</text:span><text:span text:style-name="T7"> </text:span><text:span text:style-name="T10">name="color" type="string" default="red"/&gt;</text:span></text:p>
      <text:p text:style-name="P27"><text:span text:style-name="T10">fijas</text:span></text:p>
      <text:p text:style-name="P26"><text:span text:style-name="T10">&lt;element name="color" type="string" fixed="red"/&gt;</text:span></text:p>
      <text:p text:style-name="P26"><text:span text:style-name="T10"/></text:p>
      <text:p text:style-name="P24"><text:span text:style-name="T10"/></text:p>
      <text:p text:style-name="P25"><text:span text:style-name="T10"/></text:p>
      <text:p text:style-name="P25"><text:span text:style-name="T7"/></text:p>
      <text:p text:style-name="P28"><text:span text:style-name="T7">3-</text:span><text:span text:style-name="T8"> Realiza los cambios necesarios en el DTD <text:s/>para que el documento XML sea válido.</text:span></text:p>
      <text:p text:style-name="P25"><text:span text:style-name="T8"/></text:p>
      <text:p text:style-name="P25"><text:span text:style-name="T8">&lt;?xml version="1.0" encoding="UTF-8"?&gt;</text:span></text:p>
      <text:p text:style-name="P25"><text:span text:style-name="T8">&lt;!DOCTYPE elementos [</text:span></text:p>
      <text:p text:style-name="P25"><text:span text:style-name="T8"><text:s text:c="3"/>&lt;!ELEMENT elementos (pcdata*, any+, vacio)&gt;</text:span></text:p>
      <text:p text:style-name="P25"><text:span text:style-name="T8"><text:s text:c="3"/>&lt;!ELEMENT pcdata (#PCDATA)&gt;</text:span></text:p>
      <text:p text:style-name="P25"><text:span text:style-name="T8"><text:s text:c="3"/>&lt;!ELEMENT any ANY&gt;</text:span></text:p>
      <text:p text:style-name="P25"><text:span text:style-name="T8"><text:s text:c="3"/>&lt;!ELEMENT vacio EMPTY&gt;</text:span></text:p>
      <text:p text:style-name="P25"><text:span text:style-name="T8">]&gt;</text:span></text:p>
      <text:p text:style-name="P25"><text:span text:style-name="T8"/></text:p>
      <text:p text:style-name="P25"><text:span text:style-name="T8">&lt;elementos&gt;</text:span></text:p>
      <text:p text:style-name="P25"><text:span text:style-name="T8"><text:s text:c="3"/>&lt;any/&gt;</text:span></text:p>
      <text:p text:style-name="P25"><text:span text:style-name="T8"><text:s text:c="3"/>&lt;vacio/&gt;</text:span></text:p>
      <text:p text:style-name="P25"><text:span text:style-name="T8">&lt;/elementos&gt;</text:span></text:p>
      <text:p text:style-name="P25"><text:span text:style-name="T8"/></text:p>
      <text:p text:style-name="P25"><text:span text:style-name="T8"/></text:p>
      <text:p text:style-name="P25"><text:span text:style-name="T8"/></text:p>
      <text:p text:style-name="P16">4- Completa y escribe un XML válido para cada uno de los apartados siguientes:</text:p>
      <text:p text:style-name="P15"><text:span text:style-name="T8">a) </text:span><text:bookmark text:name="cuerpo"/><text:span text:style-name="T8"><text:s/>&lt;!ATTLIST empresa ………..... CDATA …..…..... “España”&gt;</text:span></text:p>
      <text:p text:style-name="P15"><text:span text:style-name="T8"/></text:p>
      <text:p text:style-name="P15"><text:span text:style-name="T8">&lt;?xml version="1.0" encoding="UTF-8"?&gt;</text:span></text:p>
      <text:p text:style-name="P15"><text:span text:style-name="T8">&lt;!DOCTYPE empresas [</text:span></text:p>
      <text:p text:style-name="P15"><text:span text:style-name="T8"><text:s text:c="3"/>&lt;!ELEMENT empresas (empresa)&gt;</text:span></text:p>
      <text:p text:style-name="P15"><text:span text:style-name="T8"><text:s text:c="3"/>&lt;!ELEMENT empresa EMPTY&gt;</text:span></text:p>
      <text:p text:style-name="P15"><text:span text:style-name="T8"><text:s text:c="3"/>&lt;!ATTLIST empresa pais CDATA #REQUIRED&gt;</text:span></text:p>
      <text:p text:style-name="P15"><text:span text:style-name="T8">]&gt;</text:span></text:p>
      <text:p text:style-name="P15"><text:span text:style-name="T8">&lt;empresas&gt;</text:span></text:p>
      <text:p text:style-name="P15"><text:span text:style-name="T8">&lt;empresa pais="Espana" /&gt;</text:span></text:p>
      <text:p text:style-name="P17"><text:span text:style-name="T9">&lt;/empresas&gt;</text:span></text:p>
      <text:p text:style-name="P17"><text:span text:style-name="T9"/></text:p>
      <text:p text:style-name="P17"><text:span text:style-name="T9"/></text:p>
      <text:p text:style-name="P17"><text:span text:style-name="T9">b) <text:s text:c="2"/>&lt;!ATTLIST ……....... pago (VISA|metalico|cheque) ……….….......&gt;</text:span></text:p>
      <text:p text:style-name="P15"><text:span text:style-name="T8"/></text:p>
      <text:p text:style-name="P15"><text:span text:style-name="T8">&lt;?xml version="1.0" encoding="UTF-8"?&gt;</text:span></text:p>
      <text:p text:style-name="P15"><text:span text:style-name="T8">&lt;!DOCTYPE compra [</text:span></text:p>
      <text:p text:style-name="P15"><text:span text:style-name="T8"><text:s text:c="3"/>&lt;!ELEMENT compra EMPTY&gt;</text:span></text:p>
      <text:p text:style-name="P15"><text:span text:style-name="T8"><text:s text:c="3"/>&lt;!ATTLIST compra pago (VISA|metalico|cheque) #REQUIRED&gt;</text:span></text:p>
      <text:p text:style-name="P15"><text:span text:style-name="T8">]&gt;</text:span></text:p>
      <text:p text:style-name="P17"><text:span text:style-name="T9">&lt;compra pago="VISA" /&gt;</text:span></text:p>
      <text:p text:style-name="P17"><text:soft-page-break/><text:span text:style-name="T9">c) &lt;!ATTLIST ejemplo ………....... NMTOKEN ………….…...........&gt;</text:span></text:p>
      <text:p text:style-name="P17"><text:span text:style-name="T9"/></text:p>
      <text:p text:style-name="P17"><text:span text:style-name="T9">&lt;?xml version="1.0" encoding="UTF-8"?&gt;</text:span></text:p>
      <text:p text:style-name="P17"><text:span text:style-name="T9">&lt;!DOCTYPE ejemplo [</text:span></text:p>
      <text:p text:style-name="P17"><text:span text:style-name="T9"><text:s text:c="3"/>&lt;!ELEMENT ejemplo EMPTY&gt;</text:span></text:p>
      <text:p text:style-name="P17"><text:span text:style-name="T9"><text:s text:c="3"/>&lt;!ATTLIST ejemplo token NMTOKEN #REQUIRED&gt;</text:span></text:p>
      <text:p text:style-name="P17"><text:span text:style-name="T9">]&gt;</text:span></text:p>
      <text:p text:style-name="P17"><text:span text:style-name="T9">&lt;ejemplo token="33:45" /&gt;</text:span></text:p>
      <text:p text:style-name="P17"/>
      <text:p text:style-name="P17"/>
      <text:p text:style-name="P17"/>
      <text:list xml:id="list1433877576" text:style-name="L1">
        <text:list-header>
          <text:p text:style-name="P18"><text:span text:style-name="T9">d) <text:s/>&lt;!ATTLIST ………….…...... codigo ID ……………...…........&gt;</text:span></text:p>
          <text:p text:style-name="P18"><text:span text:style-name="T9"/></text:p>
        </text:list-header>
      </text:list>
      <text:p text:style-name="P19"><text:span text:style-name="T9">&lt;?xml version="1.0" encoding="UTF-8"?&gt;</text:span></text:p>
      <text:p text:style-name="P19"><text:span text:style-name="T9">&lt;!DOCTYPE ejemplo [</text:span></text:p>
      <text:p text:style-name="P19"><text:span text:style-name="T9"><text:s text:c="3"/>&lt;!ELEMENT ejemplo EMPTY&gt;</text:span></text:p>
      <text:p text:style-name="P19"><text:span text:style-name="T9">&lt;!ATTLIST ejemplo codigo ID #REQUIRED&gt;</text:span></text:p>
      <text:p text:style-name="P19"><text:span text:style-name="T9">]&gt;</text:span></text:p>
      <text:p text:style-name="P19"><text:span text:style-name="T9">&lt;ejemplo codigo="ID1879" /&gt;</text:span></text:p>
      <text:p text:style-name="P19"><text:span text:style-name="T9"/></text:p>
      <text:p text:style-name="P11"><text:span text:style-name="T13"/></text:p>
      <text:p text:style-name="P13"><text:span text:style-name="T13">5- Se quiere estructurar información relativa <text:s/>a <text:s/>la venta <text:s/>de <text:s/>vehículos de <text:s/>segunda mano. Para ello, <text:s/>cada vehículo deberá tener asociada la siguiente información:</text:span></text:p>
      <text:p text:style-name="P11"><text:span text:style-name="T9"/></text:p>
      <text:p text:style-name="P11"><text:span text:style-name="T13">&lt;?xml version="1.0" encoding="UTF-8"?&gt;</text:span></text:p>
      <text:p text:style-name="P11"><text:span text:style-name="T13">&lt;!DOCTYPE vehiculos [</text:span></text:p>
      <text:p text:style-name="P11"><text:span text:style-name="T13"><text:s text:c="3"/>&lt;!ELEMENT vehiculos (vehiculo) &gt;</text:span></text:p>
      <text:p text:style-name="P11"><text:span text:style-name="T13"><text:s text:c="3"/>&lt;!ELEMENT vehiculo (marca, modelo, tipo, tipocombustible, potencia, año, npuertas, color, cambio, precio,vendedor) &gt;</text:span></text:p>
      <text:p text:style-name="P11"><text:span text:style-name="T13"><text:s text:c="4"/>&lt;!ELEMENT marca (#PCDATA)&gt;</text:span></text:p>
      <text:p text:style-name="P11"><text:span text:style-name="T13"><text:s text:c="4"/>&lt;!ELEMENT modelo (#PCDATA)&gt;</text:span></text:p>
      <text:p text:style-name="P11"><text:span text:style-name="T13"><text:s text:c="4"/>&lt;!ELEMENT tipo EMPTY&gt;</text:span></text:p>
      <text:p text:style-name="P11"><text:span text:style-name="T13"><text:s text:c="4"/>&lt;!ELEMENT tipocombustible EMPTY&gt;</text:span></text:p>
      <text:p text:style-name="P11"><text:span text:style-name="T13"><text:s text:c="4"/>&lt;!ELEMENT potencia (#PCDATA)&gt;</text:span></text:p>
      <text:p text:style-name="P11"><text:span text:style-name="T13"><text:s text:c="4"/>&lt;!ELEMENT año (#PCDATA)&gt;</text:span></text:p>
      <text:p text:style-name="P11"><text:span text:style-name="T13"><text:s text:c="4"/>&lt;!ELEMENT npuertas (#PCDATA)&gt;</text:span></text:p>
      <text:p text:style-name="P11"><text:span text:style-name="T13"><text:s text:c="4"/>&lt;!ELEMENT color EMPTY&gt;</text:span></text:p>
      <text:p text:style-name="P11"><text:span text:style-name="T13"><text:s text:c="4"/>&lt;!ELEMENT cambio EMPTY&gt;</text:span></text:p>
      <text:p text:style-name="P11"><text:span text:style-name="T13"><text:s text:c="4"/>&lt;!ELEMENT precio (#PCDATA)&gt;</text:span></text:p>
      <text:p text:style-name="P11"><text:span text:style-name="T13"><text:s text:c="4"/>&lt;!ELEMENT vendedor EMPTY&gt;</text:span></text:p>
      <text:p text:style-name="P11"><text:span text:style-name="T13"><text:s text:c="2"/></text:span></text:p>
      <text:p text:style-name="P11"><text:span text:style-name="T13"><text:s text:c="4"/>&lt;!ATTLIST tipo tamaño (berlina|familiar|coupe|monovolumen|todoterreno) #REQUIRED&gt;</text:span></text:p>
      <text:p text:style-name="P11"><text:span text:style-name="T13"><text:s text:c="4"/>&lt;!ATTLIST tipocombustible tipo <text:s/>(gasolina|diesel|electrico) #REQUIRED&gt;</text:span></text:p>
      <text:p text:style-name="P11"><text:span text:style-name="T13"><text:s text:c="4"/>&lt;!ATTLIST color interior CDATA #REQUIRED</text:span></text:p>
      <text:p text:style-name="P11"><text:span text:style-name="T13"><text:tab/><text:tab/><text:tab/> exterior CDATA #REQUIRED&gt;</text:span></text:p>
      <text:p text:style-name="P11"><text:span text:style-name="T13"><text:s text:c="4"/>&lt;!ATTLIST cambio caja (manual|automatico) #REQUIRED&gt;</text:span></text:p>
      <text:p text:style-name="P11"><text:span text:style-name="T13"><text:s text:c="4"/>&lt;!ATTLIST vendedor tipo (particular|profesional) #REQUIRED&gt;</text:span></text:p>
      <text:p text:style-name="P11"><text:span text:style-name="T13"/></text:p>
      <text:p text:style-name="P11"><text:span text:style-name="T13">]&gt;</text:span></text:p>
      <text:p text:style-name="P11"><text:span text:style-name="T13">&lt;vehiculos&gt;</text:span></text:p>
      <text:p text:style-name="P11"><text:span text:style-name="T13">&lt;vehiculo&gt;</text:span></text:p>
      <text:p text:style-name="P11"><text:span text:style-name="T13">&lt;marca&gt;Opel&lt;/marca&gt;</text:span></text:p>
      <text:p text:style-name="P11"><text:span text:style-name="T13">&lt;modelo&gt;Corsa&lt;/modelo&gt;</text:span></text:p>
      <text:p text:style-name="P11"><text:span text:style-name="T13">&lt;tipo tamaño="berlina"/&gt;</text:span></text:p>
      <text:p text:style-name="P11"><text:span text:style-name="T13">&lt;tipocombustible tipo="gasolina"/&gt;</text:span></text:p>
      <text:p text:style-name="P11"><text:span text:style-name="T13">&lt;potencia&gt;90CV&lt;/potencia&gt;</text:span></text:p>
      <text:p text:style-name="P11"><text:span text:style-name="T13">&lt;año&gt;2017&lt;/año&gt;</text:span></text:p>
      <text:p text:style-name="P11"><text:span text:style-name="T13">&lt;npuertas&gt;5&lt;/npuertas&gt;</text:span></text:p>
      <text:p text:style-name="P11"><text:span text:style-name="T13">&lt;color interior="negro" exterior="blanco" /&gt;</text:span></text:p>
      <text:p text:style-name="P11"><text:span text:style-name="T13">&lt;cambio caja="automatico" /&gt;</text:span></text:p>
      <text:p text:style-name="P11"><text:span text:style-name="T13">&lt;precio&gt;5555&lt;/precio&gt;</text:span></text:p>
      <text:p text:style-name="P11"><text:span text:style-name="T13">&lt;vendedor tipo="particular" /&gt;</text:span></text:p>
      <text:p text:style-name="P11"><text:span text:style-name="T13">&lt;/vehiculo&gt;</text:span></text:p>
      <text:p text:style-name="P11"><text:span text:style-name="T13">&lt;/vehiculos&gt;</text:span></text:p>
      <text:p text:style-name="P11"><text:span text:style-name="T13"/></text:p>
      <text:p text:style-name="P11"><text:span text:style-name="T13"/></text:p>
      <text:p text:style-name="P14">6- A partir de la DTD siguiente <text:s/>deberá crearse un documento XML válido y <text:s/>formateado </text:p>
      <text:p text:style-name="P7"/>
      <text:p text:style-name="P12"><text:span text:style-name="T13"><text:s text:c="3"/>con el correspondiente CSS.</text:span></text:p>
      <text:p text:style-name="P12"><text:span text:style-name="T13"/></text:p>
      <text:p text:style-name="P12"><text:span text:style-name="T13">&lt;?xml version="1.0" encoding="UTF-8"?&gt;</text:span></text:p>
      <text:p text:style-name="P12"><text:span text:style-name="T13">&lt;!DOCTYPE documento [</text:span></text:p>
      <text:p text:style-name="P12"><text:span text:style-name="T13">&lt;!ELEMENT documento (cabecera,cuerpo)&gt;</text:span></text:p>
      <text:p text:style-name="P12"><text:span text:style-name="T13">&lt;!ELEMENT cabecera (titulo?,metainfo*,estilo)&gt;</text:span></text:p>
      <text:p text:style-name="P12"><text:span text:style-name="T13">&lt;!ELEMENT titulo (#PCDATA)&gt;</text:span></text:p>
      <text:p text:style-name="P12"><text:span text:style-name="T13">&lt;!ELEMENT metainfo EMPTY&gt;</text:span></text:p>
      <text:p text:style-name="P12"><text:span text:style-name="T13">&lt;!ELEMENT estilo EMPTY&gt;</text:span></text:p>
      <text:p text:style-name="P12"><text:span text:style-name="T13">&lt;!ELEMENT cuerpo (parrafo,lista*)+&gt;</text:span></text:p>
      <text:p text:style-name="P12"><text:span text:style-name="T13">&lt;!ELEMENT parrafo (negrita?,subrayado?)&gt;</text:span></text:p>
      <text:p text:style-name="P12"><text:span text:style-name="T13">&lt;!ELEMENT negrita (#PCDATA)&gt;</text:span></text:p>
      <text:p text:style-name="P12"><text:span text:style-name="T13">&lt;!ELEMENT subrayado (#PCDATA)&gt;</text:span></text:p>
      <text:p text:style-name="P12"><text:span text:style-name="T13">&lt;!ELEMENT lista (item+)&gt;</text:span></text:p>
      <text:p text:style-name="P12"><text:span text:style-name="T13">&lt;!ELEMENT item (#PCDATA)&gt;</text:span></text:p>
      <text:p text:style-name="P12"><text:span text:style-name="T13">&lt;!ATTLIST metainfo nombre CDATA #IMPLIED</text:span></text:p>
      <text:p text:style-name="P12"><text:span text:style-name="T13"><text:s text:c="10"/>contenido CDATA #IMPLIED&gt;</text:span></text:p>
      <text:p text:style-name="P12"><text:span text:style-name="T13">&lt;!ATTLIST estilo tamanyo (1|2|3) #IMPLIED</text:span></text:p>
      <text:p text:style-name="P12"><text:span text:style-name="T13"><text:s text:c="17"/>color (rojo|negro) "negro"&gt;</text:span></text:p>
      <text:p text:style-name="P12"><text:span text:style-name="T13">&lt;!ATTLIST item tipo (numerado|noNumerado) #REQUIRED&gt;</text:span></text:p>
      <text:p text:style-name="P12"><text:span text:style-name="T13"/></text:p>
      <text:p text:style-name="P12"><text:span text:style-name="T13">]&gt;</text:span></text:p>
      <text:p text:style-name="P12"><text:span text:style-name="T13">&lt;documento&gt;</text:span></text:p>
      <text:p text:style-name="P12"><text:span text:style-name="T13">&lt;cabecera&gt;</text:span></text:p>
      <text:p text:style-name="P12"><text:span text:style-name="T13">&lt;titulo&gt;Titulo&lt;/titulo&gt;</text:span></text:p>
      <text:p text:style-name="P12"><text:span text:style-name="T13">&lt;metainfo nombre="nombre metadata" contenido="contenido"/&gt;</text:span></text:p>
      <text:p text:style-name="P12"><text:span text:style-name="T13">&lt;estilo tamanyo="3" color="rojo" /&gt;</text:span></text:p>
      <text:p text:style-name="P12"><text:span text:style-name="T13">&lt;/cabecera&gt;</text:span></text:p>
      <text:p text:style-name="P12"><text:span text:style-name="T13">&lt;cuerpo&gt;</text:span></text:p>
      <text:p text:style-name="P12"><text:span text:style-name="T13">&lt;parrafo&gt;</text:span></text:p>
      <text:p text:style-name="P12"><text:span text:style-name="T13">&lt;negrita&gt;Negrita&lt;/negrita&gt;</text:span></text:p>
      <text:p text:style-name="P12"><text:span text:style-name="T13">&lt;subrayado&gt;sub&lt;/subrayado&gt;</text:span></text:p>
      <text:p text:style-name="P12"><text:span text:style-name="T13">&lt;/parrafo&gt;</text:span></text:p>
      <text:p text:style-name="P12"><text:span text:style-name="T13">&lt;lista&gt;</text:span></text:p>
      <text:p text:style-name="P12"><text:span text:style-name="T13">&lt;item tipo="numerado"&gt;texto&lt;/item&gt;</text:span></text:p>
      <text:p text:style-name="P12"><text:span text:style-name="T13">&lt;/lista&gt;</text:span></text:p>
      <text:p text:style-name="P12"><text:span text:style-name="T13"/></text:p>
      <text:p text:style-name="P12"><text:span text:style-name="T13">&lt;/cuerpo&gt;</text:span></text:p>
      <text:p text:style-name="P12"><text:span text:style-name="T13">&lt;/documento&gt;</text:span></text:p>
      <text:p text:style-name="P12"><text:span text:style-name="T13"/></text:p>
      <text:p text:style-name="P12"><text:span text:style-name="T13"/></text:p>
      <text:p text:style-name="P10"><text:span text:style-name="T4"><text:s text:c="5"/></text:span><text:span text:style-name="T5">7</text:span><text:span text:style-name="T4">- Espacios de nombres. Ejemplo XML con <text:s/>DTD. </text:span></text:p>
      <text:p text:style-name="P22"/>
      <text:p text:style-name="P21"><text:span text:style-name="T13"><text:s/></text:span><text:span text:style-name="T14">&lt;?xml version="1.0" encoding="UTF-8"?&gt;</text:span></text:p>
      <text:p text:style-name="P8">&lt;!DOCTYPE cli:cliente[</text:p>
      <text:p text:style-name="P8">&lt;!ELEMENT cli:cliente (cli:numero_ID, cli:nombre, cli:telefono, ped:pedido)&gt;</text:p>
      <text:p text:style-name="P8">&lt;!ELEMENT cli:numero_ID (#PCDATA)&gt;</text:p>
      <text:p text:style-name="P8">&lt;!ELEMENT cli:nombre (#PCDATA)&gt;</text:p>
      <text:p text:style-name="P8">&lt;!ELEMENT cli:telefono (#PCDATA)&gt;</text:p>
      <text:p text:style-name="P8">&lt;!ELEMENT ped:pedido (ped:numero_ID, ped:articulo, ped:precio)&gt;</text:p>
      <text:p text:style-name="P8">&lt;!ELEMENT ped:numero_ID (#PCDATA)&gt;</text:p>
      <text:p text:style-name="P8">&lt;!ELEMENT ped:articulo (#PCDATA)&gt;</text:p>
      <text:p text:style-name="P8">&lt;!ELEMENT ped:precio (#PCDATA)&gt;</text:p>
      <text:p text:style-name="P8">&lt;!ATTLIST cli:cliente xmlns:cli CDATA #REQUIRED&gt;</text:p>
      <text:p text:style-name="P8">&lt;!ATTLIST ped:pedido xmlns:ped CDATA #REQUIRED&gt;</text:p>
      <text:p text:style-name="P8">]&gt;</text:p>
      <text:p text:style-name="P8"/>
      <text:p text:style-name="P8">&lt;cli:cliente xmlns:cli="https://www.w3schools.com/furniture"&gt;</text:p>
      <text:p text:style-name="P8"><text:s text:c="4"/>&lt;cli:numero_ID&gt;1232654&lt;/cli:numero_ID&gt;</text:p>
      <text:p text:style-name="P8"><text:s text:c="4"/>&lt;cli:nombre&gt;Jorge Ruiz&lt;/cli:nombre&gt;</text:p>
      <text:p text:style-name="P8"><text:s text:c="4"/>&lt;cli:telefono&gt;99999999&lt;/cli:telefono&gt;</text:p>
      <text:p text:style-name="P8"><text:s text:c="4"/>&lt;ped:pedido xmlns:ped="https://www.w3schools.com/furniture"&gt;</text:p>
      <text:p text:style-name="P8"><text:s text:c="6"/>&lt;ped:numero_ID&gt;6523213&lt;/ped:numero_ID&gt;</text:p>
      <text:p text:style-name="P8"><text:s text:c="6"/>&lt;ped:articulo&gt;Caja de herramientas&lt;/ped:articulo&gt;</text:p>
      <text:p text:style-name="P8"><text:s text:c="6"/>&lt;ped:precio&gt;187,90€&lt;/ped:precio&gt;</text:p>
      <text:p text:style-name="P8"><text:s text:c="4"/>&lt;/ped:pedido&gt;</text:p>
      <text:p text:style-name="P23"><text:span text:style-name="T13">&lt;/cli:cliente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"/>
    <style:font-face style:name="Lohit Devanagari1" svg:font-family="'Lohit Devanagari'"/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1T11:48:43.446078099</meta:creation-date>
    <meta:editing-duration>PT25M42S</meta:editing-duration>
    <meta:editing-cycles>9</meta:editing-cycles>
    <meta:generator>LibreOffice/6.0.3.2$Linux_X86_64 LibreOffice_project/00m0$Build-2</meta:generator>
    <dc:date>2018-11-29T11:36:09.901965567</dc:date>
    <meta:document-statistic meta:table-count="0" meta:image-count="0" meta:object-count="0" meta:page-count="6" meta:paragraph-count="172" meta:word-count="522" meta:character-count="5357" meta:non-whitespace-character-count="4760"/>
  </office:meta>
</office:document-meta>
</file>